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3F6000000FA92E04190.svm" manifest:media-type=""/>
  <manifest:file-entry manifest:full-path="Pictures/20000001000002F1000000FED979EF42.svm" manifest:media-type=""/>
  <manifest:file-entry manifest:full-path="Pictures/20000002000001D90000012937D3B6ED.eps" manifest:media-type=""/>
  <manifest:file-entry manifest:full-path="Pictures/2000000100000391000000FA33C595B8.svm" manifest:media-type=""/>
  <manifest:file-entry manifest:full-path="Pictures/20000001000004100000010334C7533B.svm" manifest:media-type=""/>
  <manifest:file-entry manifest:full-path="Pictures/200000010000044B000000FEA0807927.svm" manifest:media-type=""/>
  <manifest:file-entry manifest:full-path="Pictures/20000001000002E4000000FA6586618A.svm" manifest:media-type=""/>
  <manifest:file-entry manifest:full-path="Pictures/20000001000003FF00000103C677D76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0§display§\SI{11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0§display§\SI{39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\SI{-8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\SI{0.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-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\SI{1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\SI{1.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5.587cm" svg:x="1.806cm" svg:y="0.645cm">
          <draw:image xlink:href="Pictures/20000002000001D90000012937D3B6ED.eps" xlink:type="simple" xlink:show="embed" xlink:actuate="onLoad">
            <text:p/>
          </draw:image>
        </draw:frame>
        <draw:line draw:style-name="gr2" draw:text-style-name="P1" draw:layer="layout" svg:x1="2.477cm" svg:y1="3.118cm" svg:x2="2.477cm" svg:y2="3.912cm">
          <text:p/>
        </draw:line>
        <draw:line draw:style-name="gr2" draw:text-style-name="P1" draw:layer="layout" svg:x1="3.988cm" svg:y1="2.362cm" svg:x2="3.988cm" svg:y2="3.156cm">
          <text:p/>
        </draw:line>
        <draw:line draw:style-name="gr2" draw:text-style-name="P1" draw:layer="layout" svg:x1="6.047cm" svg:y1="2.929cm" svg:x2="6.047cm" svg:y2="3.497cm">
          <text:p/>
        </draw:line>
        <draw:line draw:style-name="gr2" draw:text-style-name="P1" draw:layer="layout" svg:x1="4.536cm" svg:y1="3.363cm" svg:x2="4.536cm" svg:y2="4.157cm">
          <text:p/>
        </draw:line>
        <draw:line draw:style-name="gr2" draw:text-style-name="P1" draw:layer="layout" svg:x1="7.673cm" svg:y1="3.136cm" svg:x2="7.673cm" svg:y2="3.704cm">
          <text:p/>
        </draw:line>
        <draw:line draw:style-name="gr2" draw:text-style-name="P1" draw:layer="layout" svg:x1="10.169cm" svg:y1="3.232cm" svg:x2="10.169cm" svg:y2="3.8cm">
          <text:p/>
        </draw:line>
        <draw:frame draw:style-name="gr3" draw:text-style-name="P1" draw:layer="layout" svg:width="0.766cm" svg:height="0.299cm" svg:x="1.795cm" svg:y="0.347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766cm" svg:height="0.299cm" svg:x="3.514cm" svg:y="0.347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766cm" svg:height="0.299cm" svg:x="5.063cm" svg:y="0.347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766cm" svg:height="0.299cm" svg:x="5.972cm" svg:y="0.347cm">
          <draw:image xlink:href="Pictures/200000010000027F000000FA20A5BD90.svm" xlink:type="simple" xlink:show="embed" xlink:actuate="onLoad">
            <text:p/>
          </draw:image>
        </draw:frame>
        <draw:frame draw:style-name="gr4" draw:text-style-name="P1" draw:layer="layout" svg:width="0.912cm" svg:height="0.249cm" svg:x="1.031cm" svg:y="2.435cm">
          <draw:image xlink:href="Pictures/2000000100000391000000FA33C595B8.svm" xlink:type="simple" xlink:show="embed" xlink:actuate="onLoad">
            <text:p/>
          </draw:image>
        </draw:frame>
        <draw:frame draw:style-name="gr5" draw:text-style-name="P1" draw:layer="layout" svg:width="1.098cm" svg:height="0.253cm" svg:x="0.845cm" svg:y="3.319cm">
          <draw:image xlink:href="Pictures/200000010000044B000000FEA0807927.svm" xlink:type="simple" xlink:show="embed" xlink:actuate="onLoad">
            <text:p/>
          </draw:image>
        </draw:frame>
        <draw:frame draw:style-name="gr6" draw:text-style-name="P1" draw:layer="layout" svg:width="1.013cm" svg:height="0.249cm" svg:x="0.93cm" svg:y="4.183cm">
          <draw:image xlink:href="Pictures/20000001000003F6000000FA92E04190.svm" xlink:type="simple" xlink:show="embed" xlink:actuate="onLoad">
            <text:p/>
          </draw:image>
        </draw:frame>
        <draw:frame draw:style-name="gr7" draw:text-style-name="P1" draw:layer="layout" svg:width="1.039cm" svg:height="0.258cm" svg:x="2.587cm" svg:y="3.282cm">
          <draw:image xlink:href="Pictures/20000001000004100000010334C7533B.svm" xlink:type="simple" xlink:show="embed" xlink:actuate="onLoad">
            <text:p/>
          </draw:image>
        </draw:frame>
        <draw:frame draw:style-name="gr7" draw:text-style-name="P1" draw:layer="layout" svg:width="1.039cm" svg:height="0.258cm" svg:x="4.681cm" svg:y="3.855cm">
          <draw:image xlink:href="Pictures/20000001000004100000010334C7533B.svm" xlink:type="simple" xlink:show="embed" xlink:actuate="onLoad">
            <text:p/>
          </draw:image>
        </draw:frame>
        <draw:frame draw:style-name="gr7" draw:text-style-name="P1" draw:layer="layout" svg:width="1.039cm" svg:height="0.258cm" svg:x="4.162cm" svg:y="2.39cm">
          <draw:image xlink:href="Pictures/20000001000004100000010334C7533B.svm" xlink:type="simple" xlink:show="embed" xlink:actuate="onLoad">
            <text:p/>
          </draw:image>
        </draw:frame>
        <draw:frame draw:style-name="gr8" draw:text-style-name="P1" draw:layer="layout" svg:width="0.887cm" svg:height="0.299cm" svg:x="1.698cm" svg:y="6.239cm">
          <draw:image xlink:href="Pictures/20000001000002E4000000FA6586618A.svm" xlink:type="simple" xlink:show="embed" xlink:actuate="onLoad">
            <text:p/>
          </draw:image>
        </draw:frame>
        <draw:frame draw:style-name="gr8" draw:text-style-name="P1" draw:layer="layout" svg:width="0.887cm" svg:height="0.299cm" svg:x="3.852cm" svg:y="6.239cm">
          <draw:image xlink:href="Pictures/20000001000002E4000000FA6586618A.svm" xlink:type="simple" xlink:show="embed" xlink:actuate="onLoad">
            <text:p/>
          </draw:image>
        </draw:frame>
        <draw:frame draw:style-name="gr8" draw:text-style-name="P1" draw:layer="layout" svg:width="0.887cm" svg:height="0.299cm" svg:x="6.983cm" svg:y="6.239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752cm" svg:height="0.253cm" svg:x="6.236cm" svg:y="3.168cm">
          <draw:image xlink:href="Pictures/20000001000002F1000000FED979EF42.svm" xlink:type="simple" xlink:show="embed" xlink:actuate="onLoad">
            <text:p/>
          </draw:image>
        </draw:frame>
        <draw:frame draw:style-name="gr10" draw:text-style-name="P1" draw:layer="layout" svg:width="1.022cm" svg:height="0.258cm" svg:x="7.824cm" svg:y="3.187cm">
          <draw:image xlink:href="Pictures/20000001000003FF00000103C677D766.svm" xlink:type="simple" xlink:show="embed" xlink:actuate="onLoad">
            <text:p/>
          </draw:image>
        </draw:frame>
        <draw:frame draw:style-name="gr9" draw:text-style-name="P1" draw:layer="layout" svg:width="0.752cm" svg:height="0.253cm" svg:x="10.341cm" svg:y="3.419cm">
          <draw:image xlink:href="Pictures/20000001000002F1000000FED979EF42.svm" xlink:type="simple" xlink:show="embed" xlink:actuate="onLoad">
            <text:p/>
          </draw:image>
        </draw:frame>
        <draw:frame draw:style-name="gr8" draw:text-style-name="P1" draw:layer="layout" svg:width="0.887cm" svg:height="0.299cm" svg:x="9.403cm" svg:y="6.239cm">
          <draw:image xlink:href="Pictures/20000001000002E4000000FA6586618A.svm" xlink:type="simple" xlink:show="embed" xlink:actuate="onLoad">
            <text:p/>
          </draw:image>
        </draw:frame>
        <draw:custom-shape draw:style-name="gr11" draw:text-style-name="P1" draw:layer="layout" svg:width="0.101cm" svg:height="0.101cm" svg:x="5.786cm" svg:y="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01cm" svg:height="0.101cm" svg:x="7.424cm" svg:y="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01cm" svg:height="0.101cm" svg:x="9.868cm" svg:y="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7:17:44</dc:date>
    <dc:creator>kkk </dc:creator>
    <meta:editing-duration>PT34M20S</meta:editing-duration>
    <meta:editing-cycles>4</meta:editing-cycles>
    <meta:generator>LibreOffice/3.3$Linux LibreOffice_project/330m19$Build-401</meta:generator>
    <meta:document-statistic meta:object-count="27"/>
  </office:meta>
</office:document-meta>
</file>